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1.99pt"/>
    </style:style>
    <style:style style:name="ro1" style:family="table-row">
      <style:table-row-properties style:row-height="46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Q1</text:p>
            <text:p/>
            <text:p/>
            <text:p>--agent=ReflexAgent --num_of_games=10 --display=SummaryDispla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agent=MinmaxAgent --depth=1 --random_seed=1 –initial_board=test_layout.txt</text:p>
          </table:table-cell>
          <table:table-cell table:number-columns-repeated="5"/>
          <table:table-cell office:value-type="string" calcext:value-type="string">
            <text:p>Score:2120</text:p>
          </table:table-cell>
        </table:table-row>
        <table:table-row table:style-name="ro3">
          <table:table-cell office:value-type="string" calcext:value-type="string">
            <text:p>--agent=MinmaxAgent –depth=2</text:p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--agent=MinmaxAgent –depth=3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--agent=AlphaBetaAgent –depth=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</text:p>
            <text:p/>
            <text:p/>
            <text:p>--agent=MinmaxAgent --depth=2 --num_of_games=10 --display=SummaryDisplay</text:p>
          </table:table-cell>
          <table:table-cell table:number-columns-repeated="5"/>
          <table:table-cell office:value-type="string" calcext:value-type="string">
            <text:p>scores: [3328, 11496, 7328, 7384, 14516, 12332, 12624, 7000, 6460, 7076]</text:p>
            <text:p>highest tile: [256, 1024, 512, 512, 1024, 1024, 1024, 512, 512, 512]</text:p>
            <text:p>game_durations: [40.29216408729553, 65.2609236240387, 59.38531541824341, 57.31637167930603, 77.56659746170044, 80.84393239021301, 63.072107553482056, 60.8327374458313, 48.44857478141785, 56.312965393066406]</text:p>
            <text:p>win rate: 0.0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Q3</text:p>
            <text:p/>
            <text:p/>
            <text:p>--agent=AlphaBetaAgent --depth=2 --num_of_games=10 --display=SummaryDisplay</text:p>
          </table:table-cell>
          <table:table-cell table:number-columns-repeated="5"/>
          <table:table-cell office:value-type="string" calcext:value-type="string">
            <text:p>scores: [14616, 7084, 3432, 3368, 10572, 7100, 14344, 5460, 7044, 6384]</text:p>
            <text:p>highest tile: [1024, 512, 256, 256, 1024, 512, 1024, 512, 512, 512]</text:p>
            <text:p>game_durations: [40.9090473651886, 29.08330273628235, 18.677524089813232, 19.4516122341156, 32.990405321121216, 29.72608184814453, 46.79429745674133, 24.364469528198242, 24.674861192703247, 25.84117889404297]</text:p>
            <text:p>win rate: 0.0</text:p>
          </table:table-cell>
        </table:table-row>
        <table:table-row table:style-name="ro4">
          <table:table-cell office:value-type="string" calcext:value-type="string">
            <text:p>Q4</text:p>
            <text:p/>
            <text:p/>
            <text:p/>
            <text:p>--agent=ExpectimaxAgent --depth=2 --num_of_games=10 --display=SummaryDisplay</text:p>
          </table:table-cell>
          <table:table-cell table:number-columns-repeated="5"/>
          <table:table-cell office:value-type="string" calcext:value-type="string">
            <text:p>scores: [6928, 7600, 3228, 14532, 7160, 10380, 3256, 15260, 7048, 14872]</text:p>
            <text:p>highest tile: [512, 512, 256, 1024, 512, 1024, 256, 1024, 512, 1024]</text:p>
            <text:p>game_durations: [54.606475830078125, 61.86808490753174, 42.034977197647095, 86.79280829429626, 58.391194581985474, 73.82791352272034, 41.6531662940979, 80.8258306980133, 61.55085587501526, 85.09357357025146]</text:p>
            <text:p>win rate: 0.0</text:p>
            <text:p/>
          </table:table-cell>
        </table:table-row>
        <table:table-row table:style-name="ro1">
          <table:table-cell office:value-type="string" calcext:value-type="string">
            <text:p>Q5 </text:p>
            <text:p/>
            <text:p/>
            <text:p>--agent=AlphaBetaAgent --depth=2 --evaluation_function=better --num_of_games=5 --display=SummaryDisplay</text:p>
          </table:table-cell>
          <table:table-cell table:number-columns-repeated="5"/>
          <table:table-cell office:value-type="string" calcext:value-type="string">
            <text:p>scores: [15208, 12628, 13268, 27924, 33788]</text:p>
            <text:p>highest tile: [1024, 1024, 1024, 2048, 2048]</text:p>
            <text:p>game_durations: [157.30363631248474, 145.5266466140747, 154.48034286499023, 249.30476021766663, 236.13613533973694]</text:p>
            <text:p>win rate: 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4:38:55.581547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12:54.652304522</meta:creation-date>
    <meta:generator>LibreOffice/6.0.7.3$Linux_X86_64 LibreOffice_project/00m0$Build-3</meta:generator>
    <dc:date>2019-04-25T17:57:33.534917419</dc:date>
    <meta:editing-duration>PT30M1S</meta:editing-duration>
    <meta:editing-cycles>3</meta:editing-cycles>
    <meta:document-statistic meta:table-count="1" meta:cell-count="14" meta:object-count="0"/>
  </office:meta>
</office:document-meta>
</file>